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20bfa2" officeooo:paragraph-rsid="002acc41"/>
    </style:style>
    <style:style style:name="P2" style:family="paragraph" style:parent-style-name="Standard">
      <style:paragraph-properties fo:text-align="end" style:justify-single-word="false"/>
      <style:text-properties officeooo:rsid="0020bfa2" officeooo:paragraph-rsid="0020bfa2"/>
    </style:style>
    <style:style style:name="P3" style:family="paragraph" style:parent-style-name="Standard">
      <style:paragraph-properties fo:text-align="start" style:justify-single-word="false"/>
      <style:text-properties officeooo:rsid="0020bfa2" officeooo:paragraph-rsid="0020bfa2"/>
    </style:style>
    <style:style style:name="P4" style:family="paragraph" style:parent-style-name="Standard">
      <style:paragraph-properties fo:text-align="center" style:justify-single-word="false"/>
      <style:text-properties officeooo:rsid="0020bfa2" officeooo:paragraph-rsid="0020bfa2"/>
    </style:style>
    <style:style style:name="P5" style:family="paragraph" style:parent-style-name="Standard">
      <style:paragraph-properties fo:text-align="end" style:justify-single-word="false"/>
      <style:text-properties officeooo:rsid="002acc41" officeooo:paragraph-rsid="002acc41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3d371" officeooo:paragraph-rsid="0023d371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style="italic" officeooo:rsid="00276ed1" officeooo:paragraph-rsid="00276ed1" style:font-size-asian="14pt" style:font-style-asian="italic" style:font-size-complex="14pt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0bfa2" officeooo:paragraph-rsid="003393bf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359a58" officeooo:paragraph-rsid="00377294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3393bf" officeooo:paragraph-rsid="003393bf"/>
    </style:style>
    <style:style style:name="P11" style:family="paragraph" style:parent-style-name="Standard">
      <style:paragraph-properties fo:text-align="start" style:justify-single-word="false"/>
      <style:text-properties style:font-name="Times New Roman" officeooo:rsid="003393bf" officeooo:paragraph-rsid="003393bf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38eefc" officeooo:paragraph-rsid="0038eefc"/>
    </style:style>
    <style:style style:name="T1" style:family="text">
      <style:text-properties fo:font-size="14pt" officeooo:rsid="003393bf" style:font-size-asian="14pt" style:font-size-complex="14pt"/>
    </style:style>
    <style:style style:name="T2" style:family="text">
      <style:text-properties fo:font-size="14pt" officeooo:rsid="0038eefc" style:font-size-asian="14pt" style:font-size-complex="14pt"/>
    </style:style>
    <style:style style:name="T3" style:family="text">
      <style:text-properties officeooo:rsid="003393bf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3393bf"/>
    </style:style>
    <style:style style:name="T6" style:family="text">
      <style:text-properties style:font-name="Times New Roman" officeooo:rsid="0034cb82"/>
    </style:style>
    <style:style style:name="T7" style:family="text">
      <style:text-properties style:text-position="super 58%"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<text:span text:style-name="T1">Rutherford Scattering </text:span><text:span text:style-name="T2">P</text:span><text:span text:style-name="T1">re</text:span><text:span text:style-name="T2">-</text:span><text:span text:style-name="T1">lab Questions</text:span><text:line-break/></text:p>
      <text:list xml:id="list7254557855544717046" text:style-name="L1">
        <text:list-item>
          <text:p text:style-name="P8"><text:span text:style-name="T3">Consider the difference in the Rutherford cross-section as a function of angle. If we able to measure four angle settings between 35</text:span><text:span text:style-name="T5">° and 150°, which four angle settings would you choose to test the Rutherford cross-section formula? Please explain the reasoning for your choice.</text:span><text:line-break/></text:p>
        </text:list-item>
      </text:list>
      <text:list xml:id="list8335686143307577622" text:style-name="L2">
        <text:list-item>
          <text:p text:style-name="P9"><text:span text:style-name="T4">The Rutherdford cross-section has a sin</text:span><text:span text:style-name="T7">-4</text:span><text:span text:style-name="T4">(θ/2) angle dependency. For values near 90</text:span><text:span text:style-name="T5">°</text:span><text:span text:style-name="T4">, the denominator diverges and the number of expected particles approaches 0. I would choose the two extremes and values close to the two extremes though slightly offset from each other. For example, four possible angles would be 35</text:span><text:span text:style-name="T5">°</text:span><text:span text:style-name="T4">, 40</text:span><text:span text:style-name="T5">°</text:span><text:span text:style-name="T4">, 140</text:span><text:span text:style-name="T5">°</text:span><text:span text:style-name="T4">, and 150</text:span><text:span text:style-name="T5">°</text:span><text:span text:style-name="T4">.</text:span></text:p>
        </text:list-item>
      </text:list>
      <text:p text:style-name="P3"><text:tab/></text:p>
      <text:list xml:id="list134625191303154" text:continue-list="list7254557855544717046" text:style-name="L1">
        <text:list-item>
          <text:p text:style-name="P10">If the full-width at half maximum of the alpha peaks in the detector at 168<text:span text:style-name="T4">° is about 0.1 MeV, at what incident beam energy will the peaks due to scattering from the gold and silver nuclei be separated by t</text:span><text:span text:style-name="T6">w</text:span><text:span text:style-name="T4">ice the peak resolution?</text:span></text:p>
        </text:list-item>
      </text:list>
      <text:p text:style-name="P11"/>
      <text:list xml:id="list355617640602007767" text:style-name="L3">
        <text:list-item>
          <text:p text:style-name="P12">Since the scattering angle and target masses are the same, K is constant and to double the peal resolution we must double the incident energ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20bfa2" officeooo:paragraph-rsid="002acc41"/>
    </style:style>
    <style:style style:name="MP2" style:family="paragraph" style:parent-style-name="Standard">
      <style:paragraph-properties fo:text-align="end" style:justify-single-word="false"/>
      <style:text-properties officeooo:rsid="002acc41" officeooo:paragraph-rsid="002acc4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amison Lahman</text:p>
        <text:p text:style-name="MP1">PHYS-3702</text:p>
        <text:p text:style-name="MP2">Feb 13,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son Lahman</meta:initial-creator>
    <meta:creation-date>2017-02-13T09:05:14.515472192</meta:creation-date>
    <meta:generator>LibreOffice/5.2.5.1$Linux_x86 LibreOffice_project/20m0$Build-1</meta:generator>
    <dc:date>2017-04-05T13:46:24.865078297</dc:date>
    <dc:creator>Jamison Lahman</dc:creator>
    <meta:editing-duration>PT1H38M51S</meta:editing-duration>
    <meta:editing-cycles>13</meta:editing-cycles>
    <meta:printed-by>Jamison Lahman</meta:printed-by>
    <meta:print-date>2017-03-13T13:54:35.731058492</meta:print-date>
    <meta:document-statistic meta:table-count="0" meta:image-count="0" meta:object-count="0" meta:page-count="1" meta:paragraph-count="9" meta:word-count="180" meta:character-count="1073" meta:non-whitespace-character-count="902"/>
  </office:meta>
</office:document-meta>
</file>